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cessControlManager.removePolicy( String absPath , AccessControl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ccessControlManager.privilegeFromName( String privile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ccessControlManager.getApplicablePolicies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ccessControlManager.getSupportedPrivileges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ccessControlManager.getPolicies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ccessControlManager.setPolicy( String absPath , AccessControl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ccessControlManager.getApplicablePolicies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